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24pt" style:font-name-asian="Garamond1" style:font-size-asian="24pt" style:font-name-complex="Garamond1" style:font-size-complex="24pt"/>
    </style:style>
    <style:style style:name="P2" style:family="paragraph" style:parent-style-name="Standard">
      <style:text-properties style:font-name="Garamond" fo:font-size="24pt" fo:font-weight="bold" style:font-name-asian="Garamond1" style:font-size-asian="24pt" style:font-weight-asian="bold" style:font-name-complex="Garamond1" style:font-size-complex="24pt"/>
    </style:style>
    <style:style style:name="P3" style:family="paragraph" style:parent-style-name="Standard">
      <style:text-properties style:font-name="Garamond" style:font-name-asian="Garamond1" style:font-name-complex="Garamond1"/>
    </style:style>
    <style:style style:name="P4" style:family="paragraph" style:parent-style-name="Standard">
      <style:text-properties style:font-name="Garamond" fo:font-size="16pt" style:font-name-asian="Garamond1" style:font-size-asian="16pt" style:font-name-complex="Garamond1" style:font-size-complex="16pt"/>
    </style:style>
    <style:style style:name="P5" style:family="paragraph" style:parent-style-name="Standard" style:master-page-name="Standard">
      <style:paragraph-properties style:page-number="1"/>
      <style:text-properties style:font-name="Garamond" fo:font-size="24pt" style:font-name-asian="Garamond1" style:font-size-asian="24pt" style:font-name-complex="Garamond1" style:font-size-complex="24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4pt" fo:font-weight="normal" officeooo:rsid="0012cdd4" officeooo:paragraph-rsid="0012cdd4" style:font-name-asian="Garamond1" style:font-size-asian="14pt" style:font-weight-asian="normal" style:font-name-complex="Garamond1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4pt" fo:font-weight="normal" officeooo:rsid="00178063" officeooo:paragraph-rsid="00178063" style:font-name-asian="Garamond1" style:font-size-asian="14pt" style:font-weight-asian="normal" style:font-name-complex="Garamond1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4pt" fo:font-weight="normal" officeooo:rsid="0020edff" officeooo:paragraph-rsid="0020edff" style:font-name-asian="Garamond1" style:font-size-asian="14pt" style:font-weight-asian="normal" style:font-name-complex="Garamond1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4pt" fo:font-weight="normal" officeooo:rsid="0012cdd4" officeooo:paragraph-rsid="0012cdd4" style:font-name-asian="Garamond1" style:font-size-asian="12.25pt" style:font-weight-asian="normal" style:font-name-complex="Garamond1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6pt" fo:font-weight="bold" officeooo:rsid="0012cdd4" officeooo:paragraph-rsid="0012cdd4" style:font-name-asian="Garamond1" style:font-size-asian="16pt" style:font-weight-asian="bold" style:font-name-complex="Garamond1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6pt" fo:font-weight="bold" officeooo:rsid="0012cdd4" officeooo:paragraph-rsid="001a1699" style:font-name-asian="Garamond1" style:font-size-asian="16pt" style:font-weight-asian="bold" style:font-name-complex="Garamond1" style:font-size-complex="16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a1699"/>
    </style:style>
    <style:style style:name="P13" style:family="paragraph" style:parent-style-name="Standard" style:list-style-name="L1">
      <style:paragraph-properties fo:text-align="justify" style:justify-single-word="false"/>
      <style:text-properties style:text-underline-style="none" officeooo:rsid="001a1699" officeooo:paragraph-rsid="001a1699"/>
    </style:style>
    <style:style style:name="P14" style:family="paragraph" style:parent-style-name="Standard" style:list-style-name="L1">
      <style:paragraph-properties fo:text-align="justify" style:justify-single-word="false"/>
      <style:text-properties style:text-underline-style="none" officeooo:rsid="001bf7c5" officeooo:paragraph-rsid="001bf7c5"/>
    </style:style>
    <style:style style:name="P15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d4fbc" officeooo:paragraph-rsid="001d4fbc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4fbc" officeooo:paragraph-rsid="001d4fbc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Garamond" fo:font-size="14pt" style:text-underline-style="solid" style:text-underline-width="auto" style:text-underline-color="font-color" officeooo:rsid="001d4fbc" officeooo:paragraph-rsid="001d4fbc" style:font-size-asian="14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Garamond" fo:font-size="14pt" style:text-underline-style="none" officeooo:rsid="001d4fbc" officeooo:paragraph-rsid="0020edff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e0b6" style:font-style-asian="italic" style:font-style-complex="italic"/>
    </style:style>
    <style:style style:name="T3" style:family="text">
      <style:text-properties fo:font-style="italic" officeooo:rsid="00185c00" style:font-style-asian="italic" style:font-style-complex="italic"/>
    </style:style>
    <style:style style:name="T4" style:family="text">
      <style:text-properties officeooo:rsid="0012cdd4"/>
    </style:style>
    <style:style style:name="T5" style:family="text">
      <style:text-properties style:font-name="Garamond" fo:font-size="14pt" style:text-underline-style="solid" style:text-underline-width="auto" style:text-underline-color="font-color" fo:font-weight="normal" style:font-name-asian="Garamond1" style:font-size-asian="12.25pt" style:font-weight-asian="normal" style:font-name-complex="Garamond1" style:font-size-complex="14pt" style:font-weight-complex="normal"/>
    </style:style>
    <style:style style:name="T6" style:family="text">
      <style:text-properties style:font-name="Garamond" fo:font-size="14pt" style:text-underline-style="solid" style:text-underline-width="auto" style:text-underline-color="font-color" fo:font-weight="normal" officeooo:rsid="001a1699" style:font-name-asian="Garamond1" style:font-size-asian="12.25pt" style:font-weight-asian="normal" style:font-name-complex="Garamond1" style:font-size-complex="14pt" style:font-weight-complex="normal"/>
    </style:style>
    <style:style style:name="T7" style:family="text">
      <style:text-properties style:font-name="Garamond" fo:font-size="14pt" style:text-underline-style="solid" style:text-underline-width="auto" style:text-underline-color="font-color" fo:font-weight="normal" officeooo:rsid="001a95c2" style:font-name-asian="Garamond1" style:font-size-asian="12.25pt" style:font-weight-asian="normal" style:font-name-complex="Garamond1" style:font-size-complex="14pt" style:font-weight-complex="normal"/>
    </style:style>
    <style:style style:name="T8" style:family="text">
      <style:text-properties style:font-name="Garamond" fo:font-size="14pt" fo:font-weight="normal" style:font-name-asian="Garamond1" style:font-size-asian="12.25pt" style:font-weight-asian="normal" style:font-name-complex="Garamond1" style:font-size-complex="14pt" style:font-weight-complex="normal"/>
    </style:style>
    <style:style style:name="T9" style:family="text">
      <style:text-properties style:font-name="Garamond" fo:font-size="14pt" fo:font-weight="normal" officeooo:rsid="001a95c2" style:font-name-asian="Garamond1" style:font-size-asian="12.25pt" style:font-weight-asian="normal" style:font-name-complex="Garamond1" style:font-size-complex="14pt" style:font-weight-complex="normal"/>
    </style:style>
    <style:style style:name="T10" style:family="text">
      <style:text-properties style:font-name="Garamond" fo:font-size="14pt" fo:font-weight="normal" officeooo:rsid="001bf7c5" style:font-name-asian="Garamond1" style:font-size-asian="12.25pt" style:font-weight-asian="normal" style:font-name-complex="Garamond1" style:font-size-complex="14pt" style:font-weight-complex="normal"/>
    </style:style>
    <style:style style:name="T11" style:family="text">
      <style:text-properties style:font-name="Garamond" fo:font-size="14pt" fo:font-weight="normal" officeooo:rsid="001d4fbc" style:font-name-asian="Garamond1" style:font-size-asian="12.25pt" style:font-weight-asian="normal" style:font-name-complex="Garamond1" style:font-size-complex="14pt" style:font-weight-complex="normal"/>
    </style:style>
    <style:style style:name="T12" style:family="text">
      <style:text-properties style:font-name="Garamond" fo:font-size="14pt" fo:font-weight="normal" officeooo:rsid="001ee0b6" style:font-name-asian="Garamond1" style:font-size-asian="12.25pt" style:font-weight-asian="normal" style:font-name-complex="Garamond1" style:font-size-complex="14pt" style:font-weight-complex="normal"/>
    </style:style>
    <style:style style:name="T13" style:family="text">
      <style:text-properties style:font-name="Garamond" fo:font-size="14pt" fo:font-style="italic" style:text-underline-style="solid" style:text-underline-width="auto" style:text-underline-color="font-color" fo:font-weight="normal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T14" style:family="text">
      <style:text-properties style:font-name="Garamond" fo:font-size="14pt" fo:font-style="italic" style:text-underline-style="solid" style:text-underline-width="auto" style:text-underline-color="font-color" fo:font-weight="normal" officeooo:rsid="001a95c2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T15" style:family="text">
      <style:text-properties style:font-name="Garamond" fo:font-size="14pt" fo:font-style="italic" style:text-underline-style="solid" style:text-underline-width="auto" style:text-underline-color="font-color" fo:font-weight="normal" officeooo:rsid="001a1699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T16" style:family="text">
      <style:text-properties style:font-name="Garamond" fo:font-size="14pt" fo:font-style="italic" fo:font-weight="normal" officeooo:rsid="001d4fbc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T17" style:family="text">
      <style:text-properties style:font-name="Garamond" fo:font-size="14pt" fo:font-style="italic" fo:font-weight="normal" officeooo:rsid="001a95c2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T18" style:family="text">
      <style:text-properties officeooo:rsid="0013bfe8"/>
    </style:style>
    <style:style style:name="T19" style:family="text">
      <style:text-properties officeooo:rsid="0015adb7"/>
    </style:style>
    <style:style style:name="T20" style:family="text">
      <style:text-properties officeooo:rsid="00185c00"/>
    </style:style>
    <style:style style:name="T21" style:family="text">
      <style:text-properties officeooo:rsid="001ee0b6"/>
    </style:style>
    <style:style style:name="T22" style:family="text">
      <style:text-properties style:font-name="Garamond" style:text-underline-style="none"/>
    </style:style>
    <style:style style:name="T23" style:family="text">
      <style:text-properties style:font-name="Garamond" style:text-underline-style="none" officeooo:rsid="001d4fbc"/>
    </style:style>
    <style:style style:name="T24" style:family="text">
      <style:text-properties style:font-name="Garamond" fo:font-style="italic" style:text-underline-style="none" style:font-style-asian="italic" style:font-style-complex="italic"/>
    </style:style>
    <style:style style:name="T25" style:family="text">
      <style:text-properties style:font-name="Garamond" fo:font-style="italic" style:text-underline-style="none" officeooo:rsid="001d4fbc" style:font-style-asian="italic" style:font-style-complex="italic"/>
    </style:style>
    <style:style style:name="T26" style:family="text">
      <style:text-properties officeooo:rsid="00208a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2">CAIM Lab, Session <text:span text:style-name="T4">3</text:span>: </text:p>
      <text:p text:style-name="P2">User Relevance Feedback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avid Carballo Montalbán</text:p>
      <text:p text:style-name="P4"/>
      <text:p text:style-name="P4">David Sànchez Peña</text:p>
      <text:p text:style-name="P3"/>
      <text:p text:style-name="P3"/>
      <text:p text:style-name="P3"/>
      <text:p text:style-name="P3"/>
      <text:p text:style-name="P3"/>
      <text:p text:style-name="P10"><text:soft-page-break/>Implementación</text:p>
      <text:p text:style-name="P10"/>
      <text:p text:style-name="P6">Para implementar el script de <text:span text:style-name="T1">Rocchio</text:span>, hemos seguido el guión proporcionado en el enunciado de la práctica.</text:p>
      <text:p text:style-name="P6"><text:span text:style-name="T18">Para facilitarnos el trabajo en el momento de hacer los cálculos</text:span>, <text:span text:style-name="T18">decidimos pasar todas las variables como parámetros cuando llamamos el script.</text:span> <text:span text:style-name="T19">Para representar las queries, hemos optado por utilizar diccionarios, donde guardamos los términos de la query y sus respectivos pesos. En la primera iteración, los pesos de todos los términos valen 1.</text:span></text:p>
      <text:p text:style-name="P7">Antes de aplicar la regla de <text:span text:style-name="T1">Rocchio</text:span>, calculamos el <text:span text:style-name="T1">TFIDF</text:span> de los <text:span text:style-name="T1">k</text:span> documentos más importantes utilizando el script que implementamos en la anterior sesión.</text:p>
      <text:p text:style-name="P6"/>
      <text:p text:style-name="P10"/>
      <text:p text:style-name="P10">Experimentos</text:p>
      <text:p text:style-name="P10"/>
      <text:p text:style-name="P9"><text:span text:style-name="T20">Para los experimentos utilizaremos la colección de documentos de </text:span><text:span text:style-name="T3">News</text:span><text:span text:style-name="T20">.</text:span></text:p>
      <text:p text:style-name="P9"/>
      <text:list xml:id="list2946690989" text:style-name="L1">
        <text:list-item>
          <text:p text:style-name="P12"><text:span text:style-name="T14">n</text:span><text:span text:style-name="T15">rounds</text:span><text:span text:style-name="T6">:</text:span></text:p>
          <text:p text:style-name="P13"><text:span text:style-name="T8">Después de realizar varios experimentos en los que</text:span><text:span text:style-name="T9"> cambiamos el valor de </text:span><text:span text:style-name="T17">nrounds</text:span><text:span text:style-name="T9"> y mantenemos el valor de las otras variables </text:span><text:span text:style-name="T11">(</text:span><text:span text:style-name="T16">a</text:span><text:span text:style-name="T11">=2,</text:span><text:span text:style-name="T16">b</text:span><text:span text:style-name="T11">=1,</text:span><text:span text:style-name="T16">k</text:span><text:span text:style-name="T11">=5,</text:span><text:span text:style-name="T16">R</text:span><text:span text:style-name="T11">=10)</text:span><text:span text:style-name="T9">, podemos ver que </text:span><text:span text:style-name="T10">la relevancia de los documentos va aumentando a cada iteración. También vemos que en distintas iteraciones se pueden incorporar nuevos documentos a los resultados. Esto es debido a que cada </text:span><text:span text:style-name="T11">iteración</text:span><text:span text:style-name="T10">, la query se distancia más de la original, permitiendo así que se puedan considerar otros documentos relevantes.</text:span></text:p>
        </text:list-item>
        <text:list-item>
          <text:p text:style-name="P14"><text:span text:style-name="T13">k</text:span><text:span text:style-name="T5">:</text:span><text:span text:style-name="T8"><text:line-break/></text:span><text:span text:style-name="T11">Aumentar la </text:span><text:span text:style-name="T16">k</text:span><text:span text:style-name="T11"> lo único que hace es aumentar el numero de documentos que mostramos en el resultado. Por lo tanto, la llamada al script k=10 </text:span><text:span text:style-name="T12">nos devuelve</text:span><text:span text:style-name="T11"> los </text:span><text:span text:style-name="T12">mismos </text:span><text:span text:style-name="T11">documentos que dev</text:span><text:span text:style-name="T12">uelve</text:span><text:span text:style-name="T11"> el script con k=5, además </text:span><text:span text:style-name="T12">de </text:span><text:span text:style-name="T11">5 documentos con menor puntuación que los 5 primeros. Esto puede llevar a mostrar documentos poco relevantes y a aumentar el número de falsos positivos, reduciendo así la </text:span><text:span text:style-name="T16">precisión</text:span><text:span text:style-name="T11"> y aumentando el </text:span><text:span text:style-name="T16">recall</text:span><text:span text:style-name="T11">.</text:span></text:p>
        </text:list-item>
        <text:list-item>
          <text:p text:style-name="P15"><text:span text:style-name="T8">R:</text:span></text:p>
        </text:list-item>
      </text:list>
      <text:p text:style-name="P16"><text:span text:style-name="T8"/></text:p>
      <text:p text:style-name="P16"><text:span text:style-name="T8"/></text:p>
      <text:list xml:id="list22789320039" text:continue-numbering="true" text:style-name="L1">
        <text:list-item>
          <text:p text:style-name="P17"><text:span text:style-name="T1">α</text:span> <text:span text:style-name="T21">y</text:span> <text:span text:style-name="T1">β</text:span>:</text:p>
          <text:p text:style-name="P18"><text:span text:style-name="T21">Tal y como se puede ver en la fórmula de </text:span><text:span text:style-name="T2">Rocchio</text:span><text:span text:style-name="T21">, aumentar el valor de </text:span><text:span text:style-name="T1">α</text:span> <text:span text:style-name="T21">hace que demos prioridad a la query proporcionada por el usuario. Por el contrario, aumentar el valor de <text:s/></text:span><text:span text:style-name="T1">β</text:span>, <text:span text:style-name="T21">da prioridad a la query formada por los </text:span><text:span text:style-name="T2">TFIDF.</text:span><text:span text:style-name="T21"> Esto lo podemos ver experimentalmente, donde independientemente del valor de </text:span><text:span text:style-name="T1">β</text:span><text:span text:style-name="T21">, si vamos aumentando el valor de </text:span><text:span text:style-name="T1">α</text:span>, <text:span text:style-name="T26">también lo hace el valor de los pesos de las queries resultantes. Si en distintas llamadas al script asignamos a </text:span><text:span text:style-name="T1">α</text:span> <text:span text:style-name="T26">los valores 3, 4 y 5, veremos que los valores de los pesos irán aumentando en potencias de 2, 3 y 4 respectivamente.</text:span></text:p>
          <text:p text:style-name="P17"/>
        </text:list-item>
      </text:list>
      <text:p text:style-name="P11"/>
      <text:p text:style-name="P11"/>
      <text:p text:style-name="P10"><text:soft-page-break/>Conclusiones</text:p>
      <text:p text:style-name="P10"/>
      <text:p text:style-name="P8">Después de observar como afecta cada parámetro a los resultados obtenidos, podemos llegar a ciertas conclusiones. Entre ellas, podemos ver que las variables que más influyen en los resultados son <text:s/><text:span text:style-name="T25">α</text:span><text:span text:style-name="T23">, </text:span><text:span text:style-name="T25"><text:s/>β</text:span><text:span text:style-name="T23"> </text:span><text:span text:style-name="T22">y nrounds; debido a que éstos son los parámetros que regulan la puntuación de cada elemento de las queries.</text:span></text:p>
      <text:p text:style-name="P8"><text:span text:style-name="T22">Por el otro lado tenemos las variables </text:span><text:span text:style-name="T24">k </text:span><text:span text:style-name="T22">y </text:span><text:span text:style-name="T24">R</text:span><text:span text:style-name="T22">, que nos pueden servir para ajustar la </text:span><text:span text:style-name="T24">precisión</text:span><text:span text:style-name="T22"> y el </text:span><text:span text:style-name="T24">recall</text:span><text:span text:style-name="T22">, dependiendo del tipo de respuesta que queramos dar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date>2019-11-04T00:00:20.525000000</dc:date>
    <meta:editing-duration>PT55M40S</meta:editing-duration>
    <meta:editing-cycles>5</meta:editing-cycles>
    <meta:document-statistic meta:table-count="0" meta:image-count="0" meta:object-count="0" meta:page-count="3" meta:paragraph-count="20" meta:word-count="466" meta:character-count="2767" meta:non-whitespace-character-count="2321"/>
  </office:meta>
</office:document-meta>
</file>